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a04c0" officeooo:paragraph-rsid="002a04c0" style:font-size-asian="12pt" style:font-weight-asian="normal" style:font-size-complex="12pt" style:font-weight-complex="normal"/>
    </style:style>
    <style:style style:name="P3" style:family="paragraph" style:parent-style-name="Text_20_body" style:list-style-name="L2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P4" style:family="paragraph" style:parent-style-name="Text_20_body" style:list-style-name="L2">
      <style:paragraph-properties fo:line-height="150%"/>
      <style:text-properties style:font-name="Arial1" fo:language="en" fo:country="US" fo:font-weight="normal" officeooo:rsid="00327ccb" officeooo:paragraph-rsid="00327ccb" style:font-weight-asian="normal" style:font-weight-complex="normal"/>
    </style:style>
    <style:style style:name="T1" style:family="text">
      <style:text-properties officeooo:rsid="002e19e4"/>
    </style:style>
    <style:style style:name="T2" style:family="text">
      <style:text-properties officeooo:rsid="002fa26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Wild Animals</text:h>
      <text:p text:style-name="P1"/>
      <text:section text:style-name="Sect1" text:name="Section1">
        <text:list xml:id="list1286551498" text:style-name="L2">
          <text:list-item>
            <text:p text:style-name="P3">Anaconda.</text:p>
          </text:list-item>
          <text:list-item>
            <text:p text:style-name="P3"><text:s/>Anteater.</text:p>
          </text:list-item>
          <text:list-item>
            <text:p text:style-name="P3"><text:s/>Armadillo.</text:p>
          </text:list-item>
          <text:list-item>
            <text:p text:style-name="P3"><text:s/>Bear.</text:p>
          </text:list-item>
          <text:list-item>
            <text:p text:style-name="P3"><text:s/>Beaver.</text:p>
          </text:list-item>
          <text:list-item>
            <text:p text:style-name="P3"><text:s/>Buffalo.</text:p>
          </text:list-item>
          <text:list-item>
            <text:p text:style-name="P3"><text:s/>Camel.</text:p>
          </text:list-item>
          <text:list-item>
            <text:p text:style-name="P3"><text:s/>Capybara.</text:p>
          </text:list-item>
          <text:list-item>
            <text:p text:style-name="P3"><text:s/>Chimpanzee.</text:p>
          </text:list-item>
          <text:list-item>
            <text:p text:style-name="P3"><text:s/>Crab.</text:p>
          </text:list-item>
          <text:list-item>
            <text:p text:style-name="P3"><text:s/>Crocodile.</text:p>
          </text:list-item>
          <text:list-item>
            <text:p text:style-name="P3"><text:s/>Deer.</text:p>
          </text:list-item>
          <text:list-item>
            <text:p text:style-name="P3"><text:s/>Dinosaur.</text:p>
          </text:list-item>
          <text:list-item>
            <text:p text:style-name="P3"><text:s/>Dolphin.</text:p>
          </text:list-item>
          <text:list-item>
            <text:p text:style-name="P4">Dove. </text:p>
          </text:list-item>
          <text:list-item>
            <text:p text:style-name="P3"><text:s/>Eagle.</text:p>
          </text:list-item>
          <text:list-item>
            <text:p text:style-name="P3"><text:s/>Elephant.</text:p>
          </text:list-item>
          <text:list-item>
            <text:p text:style-name="P3"><text:s/>Fox.</text:p>
          </text:list-item>
          <text:list-item>
            <text:p text:style-name="P3"><text:s/>Giraf<text:span text:style-name="T1">f</text:span>e.</text:p>
          </text:list-item>
          <text:list-item>
            <text:p text:style-name="P3"><text:s/>Gorilla.</text:p>
          </text:list-item>
          <text:list-item>
            <text:p text:style-name="P3"><text:s/>Haw<text:span text:style-name="T2">k. </text:span></text:p>
          </text:list-item>
          <text:list-item>
            <text:p text:style-name="P3"><text:s/>Hy<text:span text:style-name="T1">e</text:span>na.</text:p>
          </text:list-item>
          <text:list-item>
            <text:p text:style-name="P3"><text:s/>Hippo.</text:p>
          </text:list-item>
          <text:list-item>
            <text:p text:style-name="P3"><text:s/>Kangaroo.</text:p>
          </text:list-item>
          <text:list-item>
            <text:p text:style-name="P3"><text:s/>Leopard.</text:p>
          </text:list-item>
          <text:list-item>
            <text:p text:style-name="P3"><text:s/>Lion.</text:p>
          </text:list-item>
          <text:list-item>
            <text:p text:style-name="P3"><text:s/>Lizard.</text:p>
          </text:list-item>
          <text:list-item>
            <text:p text:style-name="P3"><text:s/>Monkey.</text:p>
          </text:list-item>
          <text:list-item>
            <text:p text:style-name="P3"><text:s/>Ostrich.</text:p>
          </text:list-item>
          <text:list-item>
            <text:p text:style-name="P3"><text:s/>Owl.</text:p>
          </text:list-item>
          <text:list-item>
            <text:p text:style-name="P3"><text:s/>Penguin.</text:p>
          </text:list-item>
          <text:list-item>
            <text:p text:style-name="P3"><text:s/>Porcupine.</text:p>
          </text:list-item>
          <text:list-item>
            <text:p text:style-name="P3"><text:s/>Possum.</text:p>
          </text:list-item>
          <text:list-item>
            <text:p text:style-name="P3"><text:s/>Rhino.</text:p>
          </text:list-item>
          <text:list-item>
            <text:p text:style-name="P3"><text:s/>Seal.</text:p>
          </text:list-item>
          <text:list-item>
            <text:p text:style-name="P3"><text:s/>Shark.</text:p>
          </text:list-item>
          <text:list-item>
            <text:p text:style-name="P3"><text:s/>Snakes.</text:p>
          </text:list-item>
          <text:list-item>
            <text:p text:style-name="P3"><text:s/>Squirrel.</text:p>
          </text:list-item>
          <text:list-item>
            <text:p text:style-name="P3"><text:s/>Starfish.</text:p>
          </text:list-item>
          <text:list-item>
            <text:p text:style-name="P3"><text:s/>Tiger.</text:p>
          </text:list-item>
          <text:list-item>
            <text:p text:style-name="P3"><text:s/>Turtle.</text:p>
          </text:list-item>
          <text:list-item>
            <text:p text:style-name="P3"><text:s/>Warthog.</text:p>
          </text:list-item>
          <text:list-item>
            <text:p text:style-name="P3"><text:s/>Whale.</text:p>
          </text:list-item>
          <text:list-item>
            <text:p text:style-name="P3"><text:s/>Wolf.</text:p>
          </text:list-item>
          <text:list-item>
            <text:p text:style-name="P3"><text:s/>Zebra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6T17:56:46.097000000</dc:date>
    <dc:creator>E G</dc:creator>
    <meta:editing-duration>PT2H9M51S</meta:editing-duration>
    <meta:editing-cycles>27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6" meta:word-count="92" meta:character-count="504" meta:non-whitespace-character-count="458"/>
    <meta:user-defined meta:name="DocumentEncoding">utf-8</meta:user-defined>
    <meta:user-defined meta:name="HTML" meta:value-type="boolean">true</meta:user-defined>
  </office:meta>
</office:document-meta>
</file>